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7766871453414510779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2123460289641326481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<text:soft-page-break/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 text:c="4"/>}</text:p>
      <text:p text:style-name="P9"><text:soft-page-break/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Order extends IsolationBladeBase {</text:p>
      <text:p text:style-name="P9"><text:s text:c="4"/>Other otherX;</text:p>
      <text:p text:style-name="P9"><text:s text:c="4"/>Other otherY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Order();</text:p>
      <text:p text:style-name="P9"><text:s text:c="8"/>System.out.println("initialized");</text:p>
      <text:p text:style-name="P9"><text:s text:c="4"/>}</text:p>
      <text:p text:style-name="P9"/>
      <text:p text:style-name="P9"><text:s text:c="4"/>private Order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otherX = new Other();</text:p>
      <text:p text:style-name="P9"><text:s text:c="16"/>otherY = new Other();</text:p>
      <text:p text:style-name="P9"><text:s text:c="16"/>final 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final AsyncResponseProcessor&lt;Void&gt; runResponseProcessor3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X, "Y -&gt; X"), runResponseProcessor);</text:p>
      <text:p text:style-name="P9"><text:s text:c="20"/>}</text:p>
      <text:p text:style-name="P9"><text:s text:c="16"/>};</text:p>
      <text:p text:style-name="P9"><text:s text:c="16"/>final AsyncResponseProcessor&lt;Void&gt; runResponseProcessor2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Y, "Y -&gt; Y"), runResponseProcessor3);</text:p>
      <text:p text:style-name="P9"><text:soft-page-break/><text:s text:c="20"/>}</text:p>
      <text:p text:style-name="P9"><text:s text:c="16"/>};</text:p>
      <text:p text:style-name="P9"><text:s text:c="16"/>final AsyncResponseProcessor&lt;Void&gt; runResponseProcessor1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X.run(otherY, "X -&gt; Y"), runResponseProcessor2);</text:p>
      <text:p text:style-name="P9"><text:s text:c="20"/>}</text:p>
      <text:p text:style-name="P9"><text:s text:c="16"/>};</text:p>
      <text:p text:style-name="P9"><text:s text:c="16"/>_asyncRequestImpl.setExceptionHandler(new ExceptionHandler() {</text:p>
      <text:p text:style-name="P9"><text:s text:c="20"/>@Override</text:p>
      <text:p text:style-name="P9"><text:s text:c="20"/>public void processException(Exception e, </text:p>
      <text:p text:style-name="P9"><text:s text:c="32"/>AsyncResponseProcessor _asyncResponseProcessor) </text:p>
      <text:p text:style-name="P9"><text:s text:c="28"/>throws Exception {</text:p>
      <text:p text:style-name="P9"><text:s text:c="24"/>Plant.close();</text:p>
      <text:p text:style-name="P9"><text:s text:c="24"/>System.err.println("caught exception:");</text:p>
      <text:p text:style-name="P9"><text:s text:c="24"/>e.printStackTrace();</text:p>
      <text:p text:style-name="P9"><text:s text:c="20"/>}</text:p>
      <text:p text:style-name="P9"><text:s text:c="16"/>});</text:p>
      <text:p text:style-name="P9"><text:s text:c="16"/>_asyncRequestImpl.send(otherX.run(otherX, "X -&gt; X"), runResponseProcessor1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Other extends IsolationBladeBase {</text:p>
      <text:p text:style-name="P9"><text:s text:c="4"/>Other() throws Exception {}</text:p>
      <text:p text:style-name="P9"/>
      <text:p text:style-name="P9"><text:s text:c="4"/>AReq&lt;Void&gt; run(final Other _other, final String _i) {</text:p>
      <text:p text:style-name="P9"><text:s text:c="8"/>return new AReq&lt;Void&gt;("runOther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_asyncRequestImpl.send(_other.blip(_i), _asyncResponseProcessor);</text:p>
      <text:p text:style-name="P9"><text:s text:c="12"/>}</text:p>
      <text:p text:style-name="P9"><text:s text:c="8"/>};</text:p>
      <text:p text:style-name="P9"><text:s text:c="4"/>}</text:p>
      <text:p text:style-name="P9"/>
      <text:p text:style-name="P9"><text:s text:c="4"/>AReq&lt;Void&gt; blip(final String _i) {</text:p>
      <text:p text:style-name="P9"><text:s text:c="8"/>return new AReq&lt;Void&gt;("blip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System.err.println("blip " + _i);</text:p>
      <text:p text:style-name="P9"><text:s text:c="16"/>_asyncResponseProcessor.processAsyncResponse(null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10">initialized</text:p>
      <text:p text:style-name="P10">blip X -&gt; X</text:p>
      <text:p text:style-name="P10">blip X -&gt; Y</text:p>
      <text:p text:style-name="P10">blip Y -&gt; Y</text:p>
      <text:p text:style-name="P10">[Thread-0] ERROR org.agilewiki.jactor2.core.reactors.Reactor - runtime exception -&gt; reactor close</text:p>
      <text:p text:style-name="P10">[Thread-1] WARN org.agilewiki.jactor2.core.reactors.Reactor - Uncaught throwable</text:p>
      <text:p text:style-name="P10">org.agilewiki.jactor2.core.reactors.ReactorClosedException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soft-page-break/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... 5 more</text:p>
      <text:p text:style-name="P10">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[Thread-1] ERROR org.agilewiki.jactor2.core.reactors.Reactor - runtime exception -&gt; reactor close</text:p>
      <text:p text:style-name="P10">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ght exception:</text:p>
      <text:p text:style-name="P10">org.agilewiki.jactor2.core.reactors.ReactorClosedException: java.lang.IllegalStateException: circular resources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75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... 5 more</text:p>
      <text:p text:style-name="P16"/>
      <text:p text:style-name="P4">A <text:span text:style-name="T4">Blade</text:span> will block requests if it has already started processing another request. So deadlocks can occur unless requests are always passed between <text:span text:style-name="T4">Blades</text:span> in the same direction. But the mere possibility of deadlocks needs to be prevented, as deadlocks occur intermittently.</text:p>
      <text:p text:style-name="P4"/>
      <text:p text:style-name="P4">JActor2 tracks the <text:span text:style-name="T4">Blades</text:span> which have been sent a request by each <text:span text:style-name="T4">Blade</text:span>. It also verifies that requests are always sent in the same direction. So for example, if <text:span text:style-name="T4">Blade</text:span> X has sent a request to <text:span text:style-name="T4">Blade</text:span> Y and <text:span text:style-name="T4">Blade</text:span> Y has sent a request to <text:span text:style-name="T4">Blade</text:span> Z, then an attempt by <text:span text:style-name="T4">Blade</text:span> Z to send a request to <text:span text:style-name="T4">Blade</text:span>s X or Y raises an <text:span text:style-name="T4">Exception</text:span>.</text:p>
      <text:p text:style-name="P4"/>
      <text:p text:style-name="P4">The advantage here is that production errors can be avoided through system testing with reasonable coverage—which is not effective when deadlocks are possible.</text:p>
      <text:p text:style-name="P4"/>
      <text:p text:style-name="P4">Also, note the use of an <text:span text:style-name="T4">ExceptionHandler</text:span> in the constructor of Order. This was used to ensure that the <text:span text:style-name="T4">Plant</text:span> was properly closed. More on that later.</text:p>
      <text:p text:style-name="P4"/>
      <text:p text:style-name="P7">The Signal Example</text:p>
      <text:p text:style-name="P4"><text:soft-page-break/></text:p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igna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ignal();</text:p>
      <text:p text:style-name="P9"><text:s text:c="8"/>System.out.println("initialized");</text:p>
      <text:p text:style-name="P9"><text:s text:c="4"/>}</text:p>
      <text:p text:style-name="P9"/>
      <text:p text:style-name="P9"><text:s text:c="4"/>private Signal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5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Ping(Signal.this).ping(), runResponseProcessor);</text:p>
      <text:p text:style-name="P9"><text:s text:c="12"/>}</text:p>
      <text:p text:style-name="P9"><text:s text:c="8"/>}.signal();</text:p>
      <text:p text:style-name="P9"><text:s text:c="4"/>}</text:p>
      <text:p text:style-name="P9"/>
      <text:p text:style-name="P9"><text:s text:c="4"/>void blip() {</text:p>
      <text:p text:style-name="P9"><text:s text:c="8"/>new ASig("blip") {</text:p>
      <text:p text:style-name="P9"/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&lt;Void&gt; _asyncResponseProcessor)</text:p>
      <text:p text:style-name="P9"><text:s text:c="20"/>throws Exception {</text:p>
      <text:p text:style-name="P9"><text:s text:c="16"/>System.out.println("blip");</text:p>
      <text:p text:style-name="P9"><text:s text:c="16"/>_asyncResponseProcessor.processAsyncResponse(null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Ping extends IsolationBladeBase {</text:p>
      <text:p text:style-name="P9"><text:s text:c="4"/>private final Signal signal;</text:p>
      <text:p text:style-name="P9"><text:s text:c="4"/>Ping(final Signal _signal) throws Exception {</text:p>
      <text:p text:style-name="P9"><text:s text:c="8"/>signal = _signal;</text:p>
      <text:p text:style-name="P9"><text:s text:c="4"/>}</text:p>
      <text:p text:style-name="P9"/>
      <text:p text:style-name="P9"><text:s text:c="4"/>AReq&lt;Void&gt; ping() {</text:p>
      <text:p text:style-name="P9"><text:s text:c="8"/>return new AReq&lt;Void&gt;("runPing") {</text:p>
      <text:p text:style-name="P9"><text:s text:c="12"/>@Override</text:p>
      <text:p text:style-name="P9"><text:s text:c="12"/>protected void processAsyncOperation(AsyncRequestImpl _asyncRequestImpl,</text:p>
      <text:p text:style-name="P9"><text:s text:c="24"/>AsyncResponseProcessor&lt;Void&gt; _asyncResponseProcessor)</text:p>
      <text:p text:style-name="P9"><text:s text:c="20"/>throws Exception {</text:p>
      <text:p text:style-name="P9"><text:s text:c="16"/>signal.blip();</text:p>
      <text:p text:style-name="P9"><text:s text:c="16"/>_asyncResponseProcessor.processAsyncResponse(null);</text:p>
      <text:p text:style-name="P9"><text:s text:c="12"/>};</text:p>
      <text:p text:style-name="P9"><text:s text:c="8"/>}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blip</text:p>
      <text:p text:style-name="P9">finished</text:p>
      <text:p text:style-name="P4"/>
      <text:p text:style-name="P4">One of the advantages of signals is that, unlike requests, they are never blocked. So there are no constraints on the direction a signal message can be passed. Here we see the <text:span text:style-name="T4">Signal</text:span> <text:span text:style-name="T4">Blade</text:span> passing a <text:soft-page-break/>request message to the <text:span text:style-name="T4">Ping</text:span> <text:span text:style-name="T4">Blade</text:span>, which in turn passes a signal back to the <text:span text:style-name="T4">Signal</text:span> <text:span text:style-name="T4">Blade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12S</meta:editing-duration>
    <meta:editing-cycles>21</meta:editing-cycles>
    <meta:generator>OpenOffice/4.1.0$Win32 OpenOffice.org_project/410m18$Build-9764</meta:generator>
    <dc:date>2014-12-11T08:51:50.42</dc:date>
    <dc:creator>William  la Forge</dc:creator>
    <meta:document-statistic meta:table-count="0" meta:image-count="0" meta:object-count="0" meta:page-count="12" meta:paragraph-count="653" meta:word-count="2544" meta:character-count="36106"/>
    <meta:user-defined meta:name="Info 1"/>
    <meta:user-defined meta:name="Info 2"/>
    <meta:user-defined meta:name="Info 3"/>
    <meta:user-defined meta:name="Info 4"/>
  </office:meta>
</office:document-meta>
</file>